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rsid="0000f95a" officeooo:paragraph-rsid="0000f95a"/>
    </style:style>
    <style:style style:name="P2" style:family="paragraph" style:parent-style-name="Text_20_body">
      <style:text-properties officeooo:rsid="0000f95a" officeooo:paragraph-rsid="0000f95a"/>
    </style:style>
    <style:style style:name="T1" style:family="text">
      <style:text-properties officeooo:rsid="0000f95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du1016<text:span text:style-name="T1">a</text:span></text:h>
      <text:p text:style-name="P2">Time in msec:</text:p>
      <text:p text:style-name="P2">47168,31178,47242</text:p>
      <text:p text:style-name="P2">AVG: 41863</text:p>
      <text:p text:style-name="P2"/>
      <text:h text:style-name="P1" text:outline-level="1">hdu1016b</text:h>
      <text:p text:style-name="P2">Time in msec:</text:p>
      <text:p text:style-name="P2">51287,51119,51900</text:p>
      <text:p text:style-name="P2">AVG: 51435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4.2.2$Linux_X86_64 LibreOffice_project/40$Build-2</meta:generator>
    <dc:date>2020-04-11T12:52:39.419674498</dc:date>
    <meta:editing-duration>PT5M22S</meta:editing-duration>
    <meta:editing-cycles>1</meta:editing-cycles>
    <meta:document-statistic meta:table-count="0" meta:image-count="0" meta:object-count="0" meta:page-count="1" meta:paragraph-count="8" meta:word-count="14" meta:character-count="96" meta:non-whitespace-character-count="90"/>
  </office:meta>
</office:document-meta>
</file>